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77a6193" officeooo:paragraph-rsid="08e5a333" style:font-weight-asian="bold" style:font-weight-complex="bold"/>
    </style:style>
    <style:style style:name="P2" style:family="paragraph" style:parent-style-name="Standard">
      <style:text-properties style:font-name="DejaVu Sans" fo:font-weight="bold" officeooo:rsid="077a6193" officeooo:paragraph-rsid="08e9dafd" style:font-weight-asian="bold" style:font-weight-complex="bold"/>
    </style:style>
    <style:style style:name="P3" style:family="paragraph" style:parent-style-name="Standard">
      <style:text-properties style:font-name="DejaVu Sans" fo:font-weight="bold" officeooo:rsid="0872d562" officeooo:paragraph-rsid="0bb2173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872d562" officeooo:paragraph-rsid="0bb5f1c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DejaVu Sans" fo:font-weight="bold" officeooo:rsid="08894891" officeooo:paragraph-rsid="0bb2173a" style:font-weight-asian="bold" style:font-weight-complex="bold"/>
    </style:style>
    <style:style style:name="P7" style:family="paragraph" style:parent-style-name="Standard">
      <style:text-properties style:font-name="DejaVu Sans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DejaVu Sans" fo:font-weight="bold" officeooo:rsid="08894891" officeooo:paragraph-rsid="0ba41cd4" style:font-weight-asian="bold" style:font-weight-complex="bold"/>
    </style:style>
    <style:style style:name="P9" style:family="paragraph" style:parent-style-name="Standard">
      <style:text-properties style:font-name="DejaVu Sans" fo:font-weight="bold" officeooo:rsid="08b68059" officeooo:paragraph-rsid="0be949f0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8b68059" officeooo:paragraph-rsid="0bb80fb2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8b84bd5" officeooo:paragraph-rsid="0bcce3c1" style:font-weight-asian="bold" style:font-weight-complex="bold"/>
    </style:style>
    <style:style style:name="P12" style:family="paragraph" style:parent-style-name="Standard">
      <style:text-properties style:font-name="DejaVu Sans" officeooo:rsid="08bffa20" officeooo:paragraph-rsid="08bffa20"/>
    </style:style>
    <style:style style:name="P13" style:family="paragraph" style:parent-style-name="Standard">
      <style:text-properties style:font-name="DejaVu Sans" fo:font-weight="normal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8c0bf60" officeooo:paragraph-rsid="08bffa20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882f28b" officeooo:paragraph-rsid="0872d562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a29e88b" officeooo:paragraph-rsid="0a400fce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8894891" officeooo:paragraph-rsid="08afaf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88ae7e3" officeooo:paragraph-rsid="08afaf2d" style:font-weight-asian="normal" style:font-weight-complex="normal"/>
    </style:style>
    <style:style style:name="P19" style:family="paragraph" style:parent-style-name="Standard">
      <style:text-properties style:font-name="DejaVu Sans" fo:font-weight="normal" officeooo:rsid="08af0ac8" officeooo:paragraph-rsid="08afaf2d" style:font-weight-asian="normal" style:font-weight-complex="normal"/>
    </style:style>
    <style:style style:name="P20" style:family="paragraph" style:parent-style-name="Standard">
      <style:text-properties style:font-name="DejaVu Sans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21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DejaVu Sans" fo:font-size="9pt" fo:font-weight="bold" officeooo:rsid="0709a4aa" officeooo:paragraph-rsid="088d5829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09a4aa" officeooo:paragraph-rsid="08e33c00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09a4aa" officeooo:paragraph-rsid="08739753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09a4aa" officeooo:paragraph-rsid="0890fd88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09a4aa" officeooo:paragraph-rsid="089181b3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09a4aa" officeooo:paragraph-rsid="090eb909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09a4aa" officeooo:paragraph-rsid="0b601935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09a4aa" officeooo:paragraph-rsid="0bdd1cc0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09a4aa" officeooo:paragraph-rsid="0bf3df01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09a4aa" officeooo:paragraph-rsid="0a389e4b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09a4aa" officeooo:paragraph-rsid="0a272d04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b63a8f9" officeooo:paragraph-rsid="0b8fb577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DejaVu Sans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DejaVu Sans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normal" officeooo:rsid="0b7eeaf1" officeooo:paragraph-rsid="0b7eeaf1" style:font-weight-asian="normal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416c49" officeooo:paragraph-rsid="0b416c49" style:font-weight-asian="bold" style:font-weight-complex="bold"/>
    </style:style>
    <style:style style:name="P39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7dd493" officeooo:paragraph-rsid="0b7dd493" style:font-weight-asian="bold" style:font-weight-complex="bold"/>
    </style:style>
    <style:style style:name="P40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3f2024" officeooo:paragraph-rsid="0b3f2024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966615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966615" style:font-size-asian="9pt" style:font-weight-asian="bold" style:font-size-complex="9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5" style:family="paragraph" style:parent-style-name="Standard" style:master-page-name="">
      <style:paragraph-properties style:page-number="auto"/>
      <style:text-properties style:font-name="DejaVu Sans" fo:font-weight="bold" officeooo:rsid="0872d562" officeooo:paragraph-rsid="0bb2173a" style:font-weight-asian="bold" style:font-weight-complex="bold"/>
    </style:style>
    <style:style style:name="P46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P47" style:family="paragraph" style:parent-style-name="Heading_20_2">
      <style:text-properties style:font-name="DejaVu Sans" officeooo:rsid="0b4d8359" officeooo:paragraph-rsid="0b4d8359"/>
    </style:style>
    <style:style style:name="P48" style:family="paragraph" style:parent-style-name="Heading_20_2">
      <style:text-properties style:font-name="DejaVu Sans" officeooo:rsid="076a11fb" officeooo:paragraph-rsid="08bffa20"/>
    </style:style>
    <style:style style:name="P49" style:family="paragraph" style:parent-style-name="Heading_20_2">
      <style:text-properties style:font-name="DejaVu Sans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bf5e2" style:font-weight-asian="normal" style:font-weight-complex="normal"/>
    </style:style>
    <style:style style:name="T96" style:family="text">
      <style:text-properties fo:font-weight="normal" officeooo:rsid="0bad24c8" style:font-weight-asian="normal" style:font-weight-complex="normal"/>
    </style:style>
    <style:style style:name="T97" style:family="text">
      <style:text-properties fo:font-weight="normal" officeooo:rsid="0bc6b276" style:font-weight-asian="normal" style:font-weight-complex="normal"/>
    </style:style>
    <style:style style:name="T98" style:family="text">
      <style:text-properties fo:font-weight="normal" officeooo:rsid="0bcbdb5a" style:font-weight-asian="normal" style:font-weight-complex="normal"/>
    </style:style>
    <style:style style:name="T99" style:family="text">
      <style:text-properties fo:font-weight="normal" officeooo:rsid="0bd7293a" style:font-weight-asian="normal" style:font-weight-complex="normal"/>
    </style:style>
    <style:style style:name="T100" style:family="text">
      <style:text-properties fo:font-weight="normal" officeooo:rsid="0bde76ff" style:font-weight-asian="normal" style:font-weight-complex="normal"/>
    </style:style>
    <style:style style:name="T101" style:family="text">
      <style:text-properties fo:font-weight="normal" officeooo:rsid="0be0762b" style:font-weight-asian="normal" style:font-weight-complex="normal"/>
    </style:style>
    <style:style style:name="T102" style:family="text">
      <style:text-properties fo:font-weight="normal" officeooo:rsid="0be4f589" style:font-weight-asian="normal" style:font-weight-complex="normal"/>
    </style:style>
    <style:style style:name="T103" style:family="text">
      <style:text-properties fo:font-weight="normal" officeooo:rsid="0be62afb" style:font-weight-asian="normal" style:font-weight-complex="normal"/>
    </style:style>
    <style:style style:name="T104" style:family="text">
      <style:text-properties fo:font-weight="normal" officeooo:rsid="0bee3a1c" style:font-weight-asian="normal" style:font-weight-complex="normal"/>
    </style:style>
    <style:style style:name="T105" style:family="text">
      <style:text-properties fo:font-weight="normal" officeooo:rsid="0bf02f67" style:font-weight-asian="normal" style:font-weight-complex="normal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8c74841" style:font-style-asian="normal" style:font-style-complex="normal"/>
    </style:style>
    <style:style style:name="T114" style:family="text">
      <style:text-properties fo:font-style="normal" officeooo:rsid="0755d39c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a30a8c7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8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50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51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2" style:family="text">
      <style:text-properties style:font-name="Sans-serif"/>
    </style:style>
    <style:style style:name="T153" style:family="text">
      <style:text-properties style:font-name="Sans-serif" officeooo:rsid="08720e6f"/>
    </style:style>
    <style:style style:name="T154" style:family="text">
      <style:text-properties style:font-name="Sans-serif" officeooo:rsid="0b23e1d1"/>
    </style:style>
    <style:style style:name="T155" style:family="text">
      <style:text-properties style:font-name="Sans-serif" fo:font-style="normal" fo:font-weight="normal" officeooo:rsid="0a2d0ff7" style:font-style-asian="normal" style:font-weight-asian="normal" style:font-style-complex="normal" style:font-weight-complex="normal"/>
    </style:style>
    <style:style style:name="T156" style:family="text">
      <style:text-properties style:font-name="Sans-serif" fo:font-style="normal" fo:font-weight="normal" officeooo:rsid="0a30a8c7" style:font-style-asian="normal" style:font-weight-asian="normal" style:font-style-complex="normal" style:font-weight-complex="normal"/>
    </style:style>
    <style:style style:name="T157" style:family="text">
      <style:text-properties style:font-name="Sans-serif" fo:font-style="normal" fo:font-weight="normal" officeooo:rsid="0a2ec83d" style:font-style-asian="normal" style:font-weight-asian="normal" style:font-style-complex="normal" style:font-weight-complex="normal"/>
    </style:style>
    <style:style style:name="T158" style:family="text">
      <style:text-properties style:font-name="Sans-serif" fo:font-style="normal" fo:font-weight="normal" officeooo:rsid="0a2f2d41" style:font-style-asian="normal" style:font-weight-asian="normal" style:font-style-complex="normal" style:font-weight-complex="normal"/>
    </style:style>
    <style:style style:name="T159" style:family="text">
      <style:text-properties fo:font-size="9pt" fo:font-weight="normal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70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71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72" style:family="text">
      <style:text-properties fo:font-size="9pt" style:font-size-asian="9pt" style:font-size-complex="9pt"/>
    </style:style>
    <style:style style:name="T173" style:family="text">
      <style:text-properties fo:font-size="9pt" officeooo:rsid="07a6fb7f" style:font-size-asian="9pt" style:font-size-complex="9pt"/>
    </style:style>
    <style:style style:name="T174" style:family="text">
      <style:text-properties fo:font-size="9pt" officeooo:rsid="08ca7d4a" style:font-size-asian="9pt" style:font-size-complex="9pt"/>
    </style:style>
    <style:style style:name="T175" style:family="text">
      <style:text-properties fo:font-size="9pt" officeooo:rsid="06f66ded" style:font-size-asian="9pt" style:font-size-complex="9pt"/>
    </style:style>
    <style:style style:name="T176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84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85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92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95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6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7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8" style:family="text">
      <style:text-properties officeooo:rsid="07a6fb7f"/>
    </style:style>
    <style:style style:name="T199" style:family="text">
      <style:text-properties officeooo:rsid="08b68059"/>
    </style:style>
    <style:style style:name="T200" style:family="text">
      <style:text-properties officeooo:rsid="08f0d68d"/>
    </style:style>
    <style:style style:name="T201" style:family="text">
      <style:text-properties officeooo:rsid="090eb909"/>
    </style:style>
    <style:style style:name="T202" style:family="text">
      <style:text-properties officeooo:rsid="0b597e47"/>
    </style:style>
    <style:style style:name="T203" style:family="text">
      <style:text-properties officeooo:rsid="0b811c7e"/>
    </style:style>
    <style:style style:name="T204" style:family="text">
      <style:text-properties officeooo:rsid="0b94b962"/>
    </style:style>
    <style:style style:name="T205" style:family="text">
      <style:text-properties officeooo:rsid="0bb0ccd1"/>
    </style:style>
    <style:style style:name="T206" style:family="text">
      <style:text-properties officeooo:rsid="0bca5d55"/>
    </style:style>
    <style:style style:name="T207" style:family="text">
      <style:text-properties officeooo:rsid="0bcbdb5a"/>
    </style:style>
    <style:style style:name="T208" style:family="text">
      <style:text-properties officeooo:rsid="0732101a"/>
    </style:style>
    <style:style style:name="T209" style:family="text">
      <style:text-properties officeooo:rsid="08720e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You <text:span text:style-name="T209">do magic with sheer fucking force of will.</text:span></text:p>
      <text:h text:style-name="P47" text:outline-level="2">§ Meta Moves</text:h>
      <text:p text:style-name="Standard"><text:span text:style-name="T203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48" text:outline-level="2">§ Resources</text:h>
      <text:p text:style-name="P12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14"/>
      <text:p text:style-name="P1"><text:span text:style-name="T161">● </text:span><text:span text:style-name="T163">1. </text:span><text:span text:style-name="T162">▢ ▢ ▢ </text:span></text:p>
      <text:p text:style-name="P2"><text:span text:style-name="T173">○</text:span><text:span text:style-name="T161"> </text:span><text:span text:style-name="T167">2</text:span><text:span text:style-name="T163">. </text:span><text:span text:style-name="T162">▢</text:span></text:p>
      <text:p text:style-name="P2"><text:span text:style-name="T173">○</text:span><text:span text:style-name="T161"> </text:span><text:span text:style-name="T167">3</text:span><text:span text:style-name="T163">. </text:span><text:span text:style-name="T162">▢</text:span></text:p>
      <text:h text:style-name="P49" text:outline-level="2"><text:span text:style-name="T205">§ Aptitudes</text:span>: <text:span text:style-name="T204">Threads</text:span></text:h>
      <text:p text:style-name="P20">These are the <text:span text:style-name="T200">strands</text:span> that a sorcerer weaves together to create their magic. Note that <text:span text:style-name="T202">they have different max ratings—not all threads are as easy to work.</text:span></text:p>
      <text:p text:style-name="P20"/>
      <text:p text:style-name="P22"><text:span text:style-name="T198">○ Area effects ○ ○ ►</text:span><text:span text:style-name="T5"> </text:span><text:span text:style-name="T97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22"><text:span text:style-name="T14"/></text:p>
      <text:p text:style-name="P23"><text:span text:style-name="T198">○ Ranged effects ○ ○ ► </text:span><text:span text:style-name="T29">Weaving</text:span><text:span text:style-name="T91"> to affect something beyond arm’s reach. </text:span></text:p>
      <text:p text:style-name="P23"><text:span text:style-name="T91"/></text:p>
      <text:p text:style-name="P24"><text:span text:style-name="T198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24"><text:span text:style-name="T26"/></text:p>
      <text:p text:style-name="P33"><text:span text:style-name="T198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33"><text:span text:style-name="T89"/></text:p>
      <text:p text:style-name="P25"><text:span text:style-name="T198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25"><text:span text:style-name="T58"/></text:p>
      <text:p text:style-name="P26"><text:span text:style-name="T198">○ Conjuring life</text:span><text:span text:style-name="T5"> </text:span><text:span text:style-name="T198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26"><text:span text:style-name="T93"/></text:p>
      <text:p text:style-name="P27"><text:span text:style-name="T5">○ </text:span><text:span text:style-name="T198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27"><text:span text:style-name="T13"/></text:p>
      <text:p text:style-name="P27"><text:span text:style-name="T5">○ </text:span><text:span text:style-name="T198">Elemental kinetics ○ ○ ► </text:span><text:span text:style-name="T5">Weaving</text:span><text:span text:style-name="T73"> to move or shape</text:span><text:span text:style-name="T13"> energetic classical elements.</text:span></text:p>
      <text:p text:style-name="P28"><text:span text:style-name="T198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28"><text:span text:style-name="T72"/></text:p>
      <text:p text:style-name="P29"><text:span text:style-name="T198">○ Altering time ► </text:span><text:span text:style-name="T39">Weaving</text:span><text:span text:style-name="T77"> </text:span><text:span text:style-name="T39">to alter the physical, </text:span><text:span text:style-name="T151">forward</text:span><text:span text:style-name="T39"> flow of time.</text:span></text:p>
      <text:p text:style-name="P29"><text:span text:style-name="T39"/></text:p>
      <text:p text:style-name="P30"><text:span text:style-name="T143">△</text:span><text:span text:style-name="T208"> 🗣Time travel ►</text:span><text:span text:style-name="T100"> Weaving to reverse </text:span><text:span text:style-name="T101">time or move through it.</text:span></text:p>
      <text:p text:style-name="P30"><text:span text:style-name="T101"/></text:p>
      <text:p text:style-name="P31"><text:span text:style-name="T198">○ Accelerating entropy ○ ○ ►</text:span><text:span text:style-name="T5"> </text:span><text:span text:style-name="T40">Weaving to mimic or enhance the ravages of chaos.</text:span></text:p>
      <text:p text:style-name="P31"><text:span text:style-name="T40"/></text:p>
      <text:p text:style-name="P27"><text:span text:style-name="T5">○ </text:span><text:span text:style-name="T201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27"><text:span text:style-name="T32"/></text:p>
      <text:p text:style-name="P32"><text:span text:style-name="T198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5">without it crossing</text:span><text:span text:style-name="T38"> </text:span><text:span text:style-name="T104">intervening</text:span><text:span text:style-name="T36"> space.</text:span></text:p>
      <text:h text:style-name="P49" text:outline-level="2"><text:span text:style-name="T206">§ Sorcerer </text:span>Moves</text:h>
      <text:p text:style-name="P45"><text:span text:style-name="T195">Restore Will</text:span><text:span text:style-name="T174"> ►</text:span><text:span text:style-name="T168"> </text:span><text:span text:style-name="T169">You </text:span><text:span text:style-name="T170">restore</text:span><text:span text:style-name="T169"> 1 Will w</text:span><text:span text:style-name="T168">hen you roll </text:span><text:span text:style-name="T175">🡕</text:span><text:span text:style-name="T160"> </text:span><text:span text:style-name="T168">on a</text:span><text:span text:style-name="T185">ny </text:span><text:span text:style-name="T190">⌞</text:span><text:span text:style-name="T185">story move</text:span><text:span text:style-name="T189">⌝</text:span><text:span text:style-name="T185">. </text:span><text:span text:style-name="T192">I</text:span><text:span text:style-name="T193">f you have 0 Will</text:span><text:span text:style-name="T187">, </text:span><text:span text:style-name="T191">🡒</text:span><text:span text:style-name="T186"> </text:span><text:span text:style-name="T188">also counts.</text:span></text:p>
      <text:p text:style-name="P3"><text:span text:style-name="T188"/></text:p>
      <text:p text:style-name="P4"><text:span text:style-name="T196">Lose</text:span><text:span text:style-name="T195"> Will</text:span><text:span text:style-name="T183"> ►</text:span><text:span text:style-name="T176"> </text:span><text:span text:style-name="T177">You lose 1 Will when you roll </text:span><text:span text:style-name="T184">🡓</text:span><text:span text:style-name="T178"> </text:span><text:span text:style-name="T177">on a</text:span><text:span text:style-name="T179">ny</text:span><text:span text:style-name="T177"> </text:span><text:span text:style-name="T181">⌞</text:span><text:span text:style-name="T177">story move</text:span><text:span text:style-name="T189">⌝</text:span><text:span text:style-name="T180">.</text:span></text:p>
      <text:p text:style-name="P4"><text:span text:style-name="T180"/></text:p>
      <text:p text:style-name="P4"><text:span text:style-name="T110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81">⌞</text:span><text:span text:style-name="T6">Thread</text:span><text:span text:style-name="T7">s</text:span><text:span text:style-name="T189">⌝</text:span><text:span text:style-name="T7">. </text:span><text:span text:style-name="T148">Y</text:span><text:span text:style-name="T149">ou </text:span><text:span text:style-name="T150">cannot make this move if you have 0 Will.</text:span></text:p>
      <text:p text:style-name="P15"/>
      <text:p text:style-name="P5"><text:span text:style-name="T7">D</text:span><text:span text:style-name="T4">escribe </text:span><text:span text:style-name="T86">what you want your weaving to </text:span><text:span text:style-name="T87">do in defiance of reality’s </text:span><text:span text:style-name="T99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89951667" text:style-name="L1">
        <text:list-item>
          <text:p text:style-name="P40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37">target one “thing” at a time—that might be an area containing many occupants, but not 3 separate individuals.</text:p>
        </text:list-item>
        <text:list-item>
          <text:p text:style-name="P38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39"><text:span text:style-name="T48">d</text:span><text:span text:style-name="T4">on’t get in a rut—try not to repeat yourself too much in the same scene.</text:span></text:p>
        </text:list-item>
      </text:list>
      <text:p text:style-name="P16"/>
      <text:p text:style-name="P6"><text:span text:style-name="T133">Your effect ends if you no longer perceive your target, </text:span><text:span text:style-name="T134">dawn</text:span><text:span text:style-name="T133"> breaks, or you </text:span><text:span text:style-name="T181">⌞</text:span><text:span text:style-name="T108">weave magic</text:span><text:span text:style-name="T147">⌝</text:span><text:span text:style-name="T133"> again. </text:span><text:span text:style-name="T127">When </text:span><text:span text:style-name="T128">your </text:span><text:span text:style-name="T127">effect ends, t</text:span><text:span text:style-name="T119">he </text:span><text:span text:style-name="T127">logical changes, </text:span><text:span text:style-name="T119">outcomes, and consequences </text:span><text:span text:style-name="T127">caused by </text:span><text:span text:style-name="T131">the</text:span><text:span text:style-name="T127"> </text:span><text:span text:style-name="T119">effect </text:span><text:span text:style-name="T146">do not</text:span><text:span text:style-name="T119"> reverse themselves</text:span><text:span text:style-name="T123">. That building is still on fire, </text:span><text:span text:style-name="T129">even if </text:span><text:span text:style-name="T132">the spark </text:span><text:span text:style-name="T129">is </text:span><text:span text:style-name="T132">long faded.</text:span></text:p>
      <text:p text:style-name="P17"/>
      <text:p text:style-name="P7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2">primarily </text:span><text:span text:style-name="T94">in defiance of reality: you </text:span><text:span text:style-name="T96">might </text:span><text:span text:style-name="T94">weave </text:span><text:span text:style-name="T95">to conjure</text:span><text:span text:style-name="T94"> </text:span><text:span text:style-name="T95">fire</text:span><text:span text:style-name="T94">, </text:span><text:span text:style-name="T103">but it’s normal for fire to burn stuff.</text:span></text:p>
      <text:p text:style-name="P18"/>
      <text:p text:style-name="P8"><text:span text:style-name="T20">From all the Threads </text:span><text:span text:style-name="T23">your effect depends on</text:span><text:span text:style-name="T20">, the one with the lowest rating is the </text:span><text:span text:style-name="T199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8">If no Thread seems to fit, your </text:span><text:span text:style-name="T207">weak thread</text:span><text:span text:style-name="T98"> is </text:span><text:span text:style-name="T207">-1</text:span><text:span text:style-name="T98">.</text:span></text:p>
      <text:p text:style-name="P19"/>
      <text:p text:style-name="P9"><text:span text:style-name="T50">You </text:span><text:span text:style-name="T51">typically </text:span><text:span text:style-name="T49">use your magic </text:span><text:span text:style-name="T4">to </text:span><text:span text:style-name="T194">⌞</text:span><text:span text:style-name="T109">make</text:span><text:span text:style-name="T106"> a story move</text:span><text:span text:style-name="T111">⌝</text:span><text:span text:style-name="T106">. </text:span><text:span text:style-name="T130">If that’s the case this time,</text:span><text:span text:style-name="T115"> </text:span><text:span text:style-name="T182">⊞</text:span><text:span text:style-name="T112">weak </text:span><text:span text:style-name="T113">t</text:span><text:span text:style-name="T112">hread</text:span><text:span text:style-name="T115"> </text:span><text:span text:style-name="T138">for </text:span><text:span text:style-name="T141">the </text:span><text:span text:style-name="T142">⌞story move⌝</text:span><text:span text:style-name="T141">.</text:span></text:p>
      <text:p text:style-name="P34"/>
      <text:p text:style-name="P10"><text:span text:style-name="T120">If you’re gonna </text:span><text:span text:style-name="T181">⌞</text:span><text:span text:style-name="T107">fuck ‘em up</text:span><text:span text:style-name="T147">⌝</text:span><text:span text:style-name="T122">, </text:span><text:span text:style-name="T120">you can do ⌊1 </text:span><text:span text:style-name="T144">+</text:span><text:span text:style-name="T120"> weak thread⌋ harm—</text:span><text:span text:style-name="T121">this means </text:span><text:span text:style-name="T145">0 </text:span><text:span text:style-name="T121">harm if your weak thread is -1. </text:span><text:span text:style-name="T124">If you can’t do enough harm to fit the injuries your description would cause, you’ll need to alter </text:span><text:span text:style-name="T135">the scale of your</text:span><text:span text:style-name="T124"> </text:span><text:span text:style-name="T136">described </text:span><text:span text:style-name="T124">effect </text:span><text:span text:style-name="T126">to </text:span><text:span text:style-name="T137">fit the harm you can cause.</text:span></text:p>
      <text:p text:style-name="P35"/>
      <text:p text:style-name="P11"><text:span text:style-name="T115">🗣If you’re trying to </text:span><text:span text:style-name="T139">achieve</text:span><text:span text:style-name="T115"> something </text:span><text:span text:style-name="T140">meaningful </text:span><text:span text:style-name="T115">that</text:span><text:span text:style-name="T125"> </text:span><text:span text:style-name="T115">doesn’t fit into a ⌞story move⌝, </text:span><text:span text:style-name="T182">⊞</text:span><text:span text:style-name="T112">weak </text:span><text:span text:style-name="T113">t</text:span><text:span text:style-name="T112">hread</text:span><text:span text:style-name="T118">.</text:span></text:p>
      <text:p text:style-name="P36"/>
      <text:p text:style-name="P44"><text:span text:style-name="T172">🡕</text:span><text:span text:style-name="T159"> </text:span><text:span text:style-name="T164">You achieve your effect and </text:span><text:span text:style-name="T171">restore</text:span><text:span text:style-name="T164"> 1 Will.</text:span></text:p>
      <text:p text:style-name="P41"><text:span text:style-name="T197">🡒</text:span><text:span text:style-name="T160"> </text:span><text:span text:style-name="T165">You achieve your effect.</text:span></text:p>
      <text:p text:style-name="P42"><text:span text:style-name="T172">🡖</text:span><text:span text:style-name="T159"> </text:span><text:span text:style-name="T166">You achieve your effect, but pick 1:</text:span></text:p>
      <text:list xml:id="list802763634" text:style-name="L2">
        <text:list-item>
          <text:p text:style-name="P21">the effect is short-lived.</text:p>
        </text:list-item>
        <text:list-item>
          <text:p text:style-name="P21">the effect is weak.</text:p>
        </text:list-item>
        <text:list-item>
          <text:p text:style-name="P21">there’s a serious side effect.</text:p>
        </text:list-item>
        <text:list-item>
          <text:p text:style-name="P21">you affect someone you didn’t mean to.</text:p>
        </text:list-item>
      </text:list>
      <text:p text:style-name="P43"><text:span text:style-name="T114">🡓</text:span><text:span text:style-name="T116"> </text:span><text:span text:style-name="T117">The effect won’t come together and you lose 1 Will.</text:span></text:p>
      <text:p text:style-name="P43"><text:span text:style-name="T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d8359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07:19:34.128902149</dc:date>
    <meta:editing-duration>P9DT3H41M21S</meta:editing-duration>
    <meta:editing-cycles>270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8" meta:word-count="809" meta:character-count="4362" meta:non-whitespace-character-count="3613"/>
  </office:meta>
</office:document-meta>
</file>